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KacstDigital" svg:font-family="KacstDigital" style:font-pitch="variable"/>
    <style:font-face style:name="KacstPoster" svg:font-family="KacstPoster" style:font-pitch="variable"/>
    <style:font-face style:name="Purisa" svg:font-family="Purisa" style:font-pitch="variable"/>
    <style:font-face style:name="STIXNonUnicode" svg:font-family="STIXNonUnicode" style:font-pitch="variable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21e" officeooo:paragraph-rsid="0015821e"/>
    </style:style>
    <style:style style:name="P2" style:family="paragraph" style:parent-style-name="Standard">
      <style:text-properties style:text-underline-style="solid" style:text-underline-width="auto" style:text-underline-color="font-color" officeooo:rsid="0015821e" officeooo:paragraph-rsid="0015821e"/>
    </style:style>
    <style:style style:name="P3" style:family="paragraph" style:parent-style-name="Standard">
      <style:text-properties style:text-underline-style="solid" style:text-underline-width="auto" style:text-underline-color="font-color" officeooo:rsid="00187086" officeooo:paragraph-rsid="0023a88b"/>
    </style:style>
    <style:style style:name="P4" style:family="paragraph" style:parent-style-name="Standard">
      <style:text-properties style:text-underline-style="solid" style:text-underline-width="auto" style:text-underline-color="font-color" officeooo:rsid="0018af2d" officeooo:paragraph-rsid="0025e4eb"/>
    </style:style>
    <style:style style:name="P5" style:family="paragraph" style:parent-style-name="Standard">
      <style:text-properties officeooo:rsid="00187086" officeooo:paragraph-rsid="00187086"/>
    </style:style>
    <style:style style:name="P6" style:family="paragraph" style:parent-style-name="Standard">
      <style:text-properties officeooo:rsid="00187086" officeooo:paragraph-rsid="0023a88b"/>
    </style:style>
    <style:style style:name="P7" style:family="paragraph" style:parent-style-name="Standard">
      <style:text-properties officeooo:rsid="0018af2d" officeooo:paragraph-rsid="0025e4eb"/>
    </style:style>
    <style:style style:name="P8" style:family="paragraph" style:parent-style-name="Standard">
      <style:text-properties officeooo:rsid="001b3328" officeooo:paragraph-rsid="001b3328"/>
    </style:style>
    <style:style style:name="P9" style:family="paragraph" style:parent-style-name="Standard">
      <style:text-properties officeooo:rsid="001d2b42" officeooo:paragraph-rsid="001d2b42"/>
    </style:style>
    <style:style style:name="P10" style:family="paragraph" style:parent-style-name="Standard">
      <style:text-properties officeooo:rsid="001f1541" officeooo:paragraph-rsid="001f1541"/>
    </style:style>
    <style:style style:name="P11" style:family="paragraph" style:parent-style-name="Standard">
      <style:text-properties officeooo:rsid="0020494c" officeooo:paragraph-rsid="0020494c"/>
    </style:style>
    <style:style style:name="P12" style:family="paragraph" style:parent-style-name="Standard">
      <style:text-properties officeooo:rsid="0021f8e0" officeooo:paragraph-rsid="0021f8e0"/>
    </style:style>
    <style:style style:name="P13" style:family="paragraph" style:parent-style-name="Standard">
      <style:text-properties style:font-name="Purisa" officeooo:rsid="00187086" officeooo:paragraph-rsid="0023a88b"/>
    </style:style>
    <style:style style:name="P14" style:family="paragraph" style:parent-style-name="Standard">
      <style:text-properties officeooo:rsid="00171218" officeooo:paragraph-rsid="00171218"/>
    </style:style>
    <style:style style:name="P15" style:family="paragraph" style:parent-style-name="Text_20_body">
      <style:text-properties style:font-name="Purisa" officeooo:paragraph-rsid="0023a88b"/>
    </style:style>
    <style:style style:name="T1" style:family="text">
      <style:text-properties officeooo:rsid="00187086"/>
    </style:style>
    <style:style style:name="T2" style:family="text">
      <style:text-properties fo:font-variant="normal" fo:text-transform="none" fo:color="#3a3a3a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3a3a3a" fo:font-size="10.5pt" fo:letter-spacing="normal" fo:font-style="normal" fo:font-weight="normal"/>
    </style:style>
    <style:style style:name="T4" style:family="text">
      <style:text-properties fo:font-variant="normal" fo:text-transform="none" fo:color="#3a3a3a" fo:font-size="10.5pt" fo:letter-spacing="normal" fo:font-style="normal" fo:font-weight="normal" officeooo:rsid="0015821e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7086"/>
    </style:style>
    <style:style style:name="T7" style:family="text">
      <style:text-properties style:font-name="Purisa"/>
    </style:style>
    <style:style style:name="T8" style:family="text">
      <style:text-properties style:font-name="Purisa" style:text-underline-style="none"/>
    </style:style>
    <style:style style:name="T9" style:family="text">
      <style:text-properties fo:color="#000000" style:font-name="Purisa" style:text-underline-style="none"/>
    </style:style>
    <style:style style:name="T10" style:family="text">
      <style:text-properties officeooo:rsid="0025e4e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5e4eb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stalling postgresSQL</text:p>
      <text:p text:style-name="P14"><text:span text:style-name="T6">(</text:span><text:span text:style-name="T5">https://www.digitalocean.com/community/tutorials/how-to-install-and-use-postgresql-on-ubuntu-16-04</text:span><text:span text:style-name="T6">)</text:span></text:p>
      <text:p text:style-name="P15"><text:span text:style-name="T4">sudo apt-get update</text:span></text:p>
      <text:p text:style-name="P15"><text:span text:style-name="T3">sudo apt-get install postgresql postgresql-contrib</text:span></text:p>
      <text:p text:style-name="P6"/>
      <text:p text:style-name="P3">To create a new user : </text:p>
      <text:p text:style-name="P13">sudo -u postgres createuser spreeshop -s</text:p>
      <text:p text:style-name="P6"/>
      <text:p text:style-name="P3">To set password for that user : </text:p>
      <text:p text:style-name="P13">sudo -u postgres psql</text:p>
      <text:p text:style-name="P5"/>
      <text:p text:style-name="P4">Downloads gem pg in rails app : </text:p>
      <text:p text:style-name="P7"><text:span text:style-name="T7">rails new spreeshop -d postgresql</text:span></text:p>
      <text:p text:style-name="P8">{didn’t work}</text:p>
      <text:p text:style-name="P8">Now? :(</text:p>
      <text:p text:style-name="P8"><text:a xlink:type="simple" xlink:href="https://www.digitalocean.com/community/questions/gem-install-pg-not-working" text:style-name="Internet_20_link" text:visited-style-name="Visited_20_Internet_20_Link">https://www.digitalocean.com/community/questions/gem-install-pg-not-working</text:a> :)</text:p>
      <text:p text:style-name="P8"/>
      <text:p text:style-name="P9">add gem ‘pg’ to gemfile and run <text:span text:style-name="T7">bundle install</text:span></text:p>
      <text:p text:style-name="P9"/>
      <text:p text:style-name="P10">add host, username, password in database.yml file. <text:span text:style-name="T12">Then, create database : </text:span><text:span text:style-name="T11"><text:s/></text:span></text:p>
      <text:p text:style-name="P11"><text:span text:style-name="T7">rake </text:span><text:a xlink:type="simple" xlink:href="db:create" text:style-name="Internet_20_link" text:visited-style-name="Visited_20_Internet_20_Link"><text:span text:style-name="T9">db:create</text:span></text:a></text:p>
      <text:p text:style-name="P11"/>
      <text:p text:style-name="P12">changed the development password and restarted server to check if everything falls into place!</text:p>
      <text:p text:style-name="P12">We get an error, that means all’s correct till now!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KacstDigital" svg:font-family="KacstDigital" style:font-pitch="variable"/>
    <style:font-face style:name="KacstPoster" svg:font-family="KacstPoster" style:font-pitch="variable"/>
    <style:font-face style:name="Purisa" svg:font-family="Purisa" style:font-pitch="variable"/>
    <style:font-face style:name="STIXNonUnicode" svg:font-family="STIXNonUnicode" style:font-pitch="variable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2:32:57.890352902</meta:creation-date>
    <dc:date>2018-11-16T23:45:32.843710177</dc:date>
    <meta:editing-duration>PT1H2M20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98" meta:character-count="752" meta:non-whitespace-character-count="666"/>
  </office:meta>
</office:document-meta>
</file>